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Comparator.compare( Object o1 , Object o2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ColumnComparator.ColumnComparator( String columnName , int index ,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